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$T_{\text{ярк}}$, C</text:p>
          </table:table-cell>
          <table:table-cell office:value-type="string" calcext:value-type="string">
            <text:p>$U$, B</text:p>
          </table:table-cell>
          <table:table-cell office:value-type="string" calcext:value-type="string">
            <text:p>$I$, A</text:p>
          </table:table-cell>
          <table:table-cell office:value-type="string" calcext:value-type="string">
            <text:p>$T$, K</text:p>
          </table:table-cell>
          <table:table-cell office:value-type="string" calcext:value-type="string">
            <text:p>$W$, Вт</text:p>
          </table:table-cell>
          <table:table-cell table:number-columns-repeated="4"/>
          <table:table-cell table:formula="of:=(1990-800)/(1900-800)" office:value-type="float" office:value="1.08181818181818" calcext:value-type="float">
            <text:p>1.08181818181818</text:p>
          </table:table-cell>
          <table:table-cell table:formula="of:=800-800*[.K2]" office:value-type="float" office:value="-65.4545454545454" calcext:value-type="float">
            <text:p>-65.454545454545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955" calcext:value-type="float">
            <text:p>1.955</text:p>
          </table:table-cell>
          <table:table-cell office:value-type="float" office:value="0.51" calcext:value-type="float">
            <text:p>0.51</text:p>
          </table:table-cell>
          <table:table-cell table:style-name="ce1" table:formula="of:=[.H3]*1.08181818181818--65.4545454545454" office:value-type="float" office:value="1442.60909090909" calcext:value-type="float">
            <text:p>1443</text:p>
          </table:table-cell>
          <table:table-cell table:style-name="ce2" table:formula="of:=[.C3]*[.D3]" office:value-type="float" office:value="0.99705" calcext:value-type="float">
            <text:p>0.997</text:p>
          </table:table-cell>
          <table:table-cell/>
          <table:table-cell table:formula="of:=[.B3]+273"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2.348" calcext:value-type="float">
            <text:p>2.348</text:p>
          </table:table-cell>
          <table:table-cell office:value-type="float" office:value="0.55" calcext:value-type="float">
            <text:p>0.55</text:p>
          </table:table-cell>
          <table:table-cell table:style-name="ce1" table:formula="of:=[.H4]*1.08181818181818--65.4545454545454" office:value-type="float" office:value="1550.79090909091" calcext:value-type="float">
            <text:p>1551</text:p>
          </table:table-cell>
          <table:table-cell table:style-name="ce2" table:formula="of:=[.C4]*[.D4]" office:value-type="float" office:value="1.2914" calcext:value-type="float">
            <text:p>1.291</text:p>
          </table:table-cell>
          <table:table-cell/>
          <table:table-cell table:formula="of:=[.B4]+273"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.718" calcext:value-type="float">
            <text:p>2.718</text:p>
          </table:table-cell>
          <table:table-cell office:value-type="float" office:value="0.585" calcext:value-type="float">
            <text:p>0.585</text:p>
          </table:table-cell>
          <table:table-cell table:style-name="ce1" table:formula="of:=[.H5]*1.08181818181818--65.4545454545454" office:value-type="float" office:value="1658.97272727272" calcext:value-type="float">
            <text:p>1659</text:p>
          </table:table-cell>
          <table:table-cell table:style-name="ce2" table:formula="of:=[.C5]*[.D5]" office:value-type="float" office:value="1.59003" calcext:value-type="float">
            <text:p>1.590</text:p>
          </table:table-cell>
          <table:table-cell/>
          <table:table-cell table:formula="of:=[.B5]+273"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3.268" calcext:value-type="float">
            <text:p>3.268</text:p>
          </table:table-cell>
          <table:table-cell office:value-type="float" office:value="0.629" calcext:value-type="float">
            <text:p>0.629</text:p>
          </table:table-cell>
          <table:table-cell table:style-name="ce1" table:formula="of:=[.H6]*1.08181818181818--65.4545454545454" office:value-type="float" office:value="1767.15454545454" calcext:value-type="float">
            <text:p>1767</text:p>
          </table:table-cell>
          <table:table-cell table:style-name="ce2" table:formula="of:=[.C6]*[.D6]" office:value-type="float" office:value="2.055572" calcext:value-type="float">
            <text:p>2.056</text:p>
          </table:table-cell>
          <table:table-cell/>
          <table:table-cell table:formula="of:=[.B6]+273"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.016" calcext:value-type="float">
            <text:p>4.016</text:p>
          </table:table-cell>
          <table:table-cell office:value-type="float" office:value="0.696" calcext:value-type="float">
            <text:p>0.696</text:p>
          </table:table-cell>
          <table:table-cell table:style-name="ce1" table:formula="of:=[.H7]*1.08181818181818--65.4545454545454" office:value-type="float" office:value="1875.33636363636" calcext:value-type="float">
            <text:p>1875</text:p>
          </table:table-cell>
          <table:table-cell table:style-name="ce2" table:formula="of:=[.C7]*[.D7]" office:value-type="float" office:value="2.795136" calcext:value-type="float">
            <text:p>2.795</text:p>
          </table:table-cell>
          <table:table-cell/>
          <table:table-cell table:formula="of:=[.B7]+273"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.011" calcext:value-type="float">
            <text:p>5.011</text:p>
          </table:table-cell>
          <table:table-cell office:value-type="float" office:value="0.774" calcext:value-type="float">
            <text:p>0.774</text:p>
          </table:table-cell>
          <table:table-cell table:style-name="ce1" table:formula="of:=[.H8]*1.08181818181818--65.4545454545454" office:value-type="float" office:value="1983.51818181818" calcext:value-type="float">
            <text:p>1984</text:p>
          </table:table-cell>
          <table:table-cell table:style-name="ce2" table:formula="of:=[.C8]*[.D8]" office:value-type="float" office:value="3.878514" calcext:value-type="float">
            <text:p>3.879</text:p>
          </table:table-cell>
          <table:table-cell/>
          <table:table-cell table:formula="of:=[.B8]+273"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6.256" calcext:value-type="float">
            <text:p>6.256</text:p>
          </table:table-cell>
          <table:table-cell office:value-type="float" office:value="0.864" calcext:value-type="float">
            <text:p>0.864</text:p>
          </table:table-cell>
          <table:table-cell table:style-name="ce1" table:formula="of:=[.H9]*1.08181818181818--65.4545454545454" office:value-type="float" office:value="2091.7" calcext:value-type="float">
            <text:p>2092</text:p>
          </table:table-cell>
          <table:table-cell table:style-name="ce2" table:formula="of:=[.C9]*[.D9]" office:value-type="float" office:value="5.405184" calcext:value-type="float">
            <text:p>5.405</text:p>
          </table:table-cell>
          <table:table-cell/>
          <table:table-cell table:formula="of:=[.B9]+273"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6.233" calcext:value-type="float">
            <text:p>6.233</text:p>
          </table:table-cell>
          <table:table-cell office:value-type="float" office:value="0.863" calcext:value-type="float">
            <text:p>0.863</text:p>
          </table:table-cell>
          <table:table-cell table:style-name="ce1" table:formula="of:=[.H10]*1.08181818181818--65.4545454545454" office:value-type="float" office:value="2199.88181818181" calcext:value-type="float">
            <text:p>2200</text:p>
          </table:table-cell>
          <table:table-cell table:style-name="ce2" table:formula="of:=[.C10]*[.D10]" office:value-type="float" office:value="5.379079" calcext:value-type="float">
            <text:p>5.379</text:p>
          </table:table-cell>
          <table:table-cell/>
          <table:table-cell table:formula="of:=[.B10]+273"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5.243" calcext:value-type="float">
            <text:p>5.243</text:p>
          </table:table-cell>
          <table:table-cell office:value-type="float" office:value="0.792" calcext:value-type="float">
            <text:p>0.792</text:p>
          </table:table-cell>
          <table:table-cell table:style-name="ce1" table:formula="of:=[.H11]*1.08181818181818--65.4545454545454" office:value-type="float" office:value="2091.7" calcext:value-type="float">
            <text:p>2092</text:p>
          </table:table-cell>
          <table:table-cell table:style-name="ce2" table:formula="of:=[.C11]*[.D11]" office:value-type="float" office:value="4.152456" calcext:value-type="float">
            <text:p>4.152</text:p>
          </table:table-cell>
          <table:table-cell/>
          <table:table-cell table:formula="of:=[.B11]+273"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.729" calcext:value-type="float">
            <text:p>4.729</text:p>
          </table:table-cell>
          <table:table-cell office:value-type="float" office:value="0.752" calcext:value-type="float">
            <text:p>0.752</text:p>
          </table:table-cell>
          <table:table-cell table:style-name="ce1" table:formula="of:=[.H12]*1.08181818181818--65.4545454545454" office:value-type="float" office:value="1983.51818181818" calcext:value-type="float">
            <text:p>1984</text:p>
          </table:table-cell>
          <table:table-cell table:style-name="ce2" table:formula="of:=[.C12]*[.D12]" office:value-type="float" office:value="3.556208" calcext:value-type="float">
            <text:p>3.556</text:p>
          </table:table-cell>
          <table:table-cell/>
          <table:table-cell table:formula="of:=[.B12]+273"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7.199" calcext:value-type="float">
            <text:p>7.199</text:p>
          </table:table-cell>
          <table:table-cell office:value-type="float" office:value="0.928" calcext:value-type="float">
            <text:p>0.928</text:p>
          </table:table-cell>
          <table:table-cell table:style-name="ce1" table:formula="of:=[.H13]*1.08181818181818--65.4545454545454" office:value-type="float" office:value="2308.06363636363" calcext:value-type="float">
            <text:p>2308</text:p>
          </table:table-cell>
          <table:table-cell table:style-name="ce2" table:formula="of:=[.C13]*[.D13]" office:value-type="float" office:value="6.680672" calcext:value-type="float">
            <text:p>6.681</text:p>
          </table:table-cell>
          <table:table-cell/>
          <table:table-cell table:formula="of:=[.B13]+273"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8.218" calcext:value-type="float">
            <text:p>8.218</text:p>
          </table:table-cell>
          <table:table-cell office:value-type="float" office:value="0.92" calcext:value-type="float">
            <text:p>0.92</text:p>
          </table:table-cell>
          <table:table-cell table:style-name="ce1" table:formula="of:=[.H14]*1.08181818181818--65.4545454545454" office:value-type="float" office:value="2416.24545454545" calcext:value-type="float">
            <text:p>2416</text:p>
          </table:table-cell>
          <table:table-cell table:style-name="ce2" table:formula="of:=[.C14]*[.D14]" office:value-type="float" office:value="7.56056" calcext:value-type="float">
            <text:p>7.561</text:p>
          </table:table-cell>
          <table:table-cell/>
          <table:table-cell table:formula="of:=[.B14]+273"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8.718" calcext:value-type="float">
            <text:p>8.718</text:p>
          </table:table-cell>
          <table:table-cell office:value-type="float" office:value="1.024" calcext:value-type="float">
            <text:p>1.024</text:p>
          </table:table-cell>
          <table:table-cell table:style-name="ce1" table:formula="of:=[.H15]*1.08181818181818--65.4545454545454" office:value-type="float" office:value="2416.24545454545" calcext:value-type="float">
            <text:p>2416</text:p>
          </table:table-cell>
          <table:table-cell table:style-name="ce2" table:formula="of:=[.C15]*[.D15]" office:value-type="float" office:value="8.927232" calcext:value-type="float">
            <text:p>8.927</text:p>
          </table:table-cell>
          <table:table-cell/>
          <table:table-cell table:formula="of:=[.B15]+273" office:value-type="float" office:value="2173" calcext:value-type="float">
            <text:p>2173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formula="of:=LN([.E3])" office:value-type="float" office:value="7.27420862180286" calcext:value-type="float">
            <text:p>7.27420862180286</text:p>
          </table:table-cell>
          <table:table-cell table:formula="of:=LN([.F3])" office:value-type="float" office:value="-0.0029543598264364" calcext:value-type="float">
            <text:p>-0.0029543598264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4])" office:value-type="float" office:value="7.34652034370254" calcext:value-type="float">
            <text:p>7.34652034370254</text:p>
          </table:table-cell>
          <table:table-cell table:formula="of:=LN([.F4])" office:value-type="float" office:value="0.25572690121023" calcext:value-type="float">
            <text:p>0.2557269012102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5])" office:value-type="float" office:value="7.41395385079837" calcext:value-type="float">
            <text:p>7.41395385079837</text:p>
          </table:table-cell>
          <table:table-cell table:formula="of:=LN([.F5])" office:value-type="float" office:value="0.463752883978671" calcext:value-type="float">
            <text:p>0.46375288397867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6])" office:value-type="float" office:value="7.47712593055201" calcext:value-type="float">
            <text:p>7.47712593055201</text:p>
          </table:table-cell>
          <table:table-cell table:formula="of:=LN([.F6])" office:value-type="float" office:value="0.72055415471606" calcext:value-type="float">
            <text:p>0.7205541547160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7])" office:value-type="float" office:value="7.53654331625474" calcext:value-type="float">
            <text:p>7.53654331625474</text:p>
          </table:table-cell>
          <table:table-cell table:formula="of:=LN([.F7])" office:value-type="float" office:value="1.02788076374171" calcext:value-type="float">
            <text:p>1.0278807637417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8])" office:value-type="float" office:value="7.59262740644536" calcext:value-type="float">
            <text:p>7.59262740644536</text:p>
          </table:table-cell>
          <table:table-cell table:formula="of:=LN([.F8])" office:value-type="float" office:value="1.35545209058518" calcext:value-type="float">
            <text:p>1.355452090585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9])" office:value-type="float" office:value="7.64573241145987" calcext:value-type="float">
            <text:p>7.64573241145987</text:p>
          </table:table-cell>
          <table:table-cell table:formula="of:=LN([.F9])" office:value-type="float" office:value="1.68735849306493" calcext:value-type="float">
            <text:p>1.6873584930649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10])" office:value-type="float" office:value="7.69615891889522" calcext:value-type="float">
            <text:p>7.69615891889522</text:p>
          </table:table-cell>
          <table:table-cell table:formula="of:=LN([.F10])" office:value-type="float" office:value="1.682517169928" calcext:value-type="float">
            <text:p>1.68251716992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11])" office:value-type="float" office:value="7.64573241145987" calcext:value-type="float">
            <text:p>7.64573241145987</text:p>
          </table:table-cell>
          <table:table-cell table:formula="of:=LN([.F11])" office:value-type="float" office:value="1.42369996642268" calcext:value-type="float">
            <text:p>1.4236999664226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12])" office:value-type="float" office:value="7.59262740644536" calcext:value-type="float">
            <text:p>7.59262740644536</text:p>
          </table:table-cell>
          <table:table-cell table:formula="of:=LN([.F12])" office:value-type="float" office:value="1.26869480862944" calcext:value-type="float">
            <text:p>1.2686948086294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13])" office:value-type="float" office:value="7.74416419932918" calcext:value-type="float">
            <text:p>7.74416419932918</text:p>
          </table:table-cell>
          <table:table-cell table:formula="of:=LN([.F13])" office:value-type="float" office:value="1.89921858129123" calcext:value-type="float">
            <text:p>1.8992185812912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14])" office:value-type="float" office:value="7.78997014931868" calcext:value-type="float">
            <text:p>7.78997014931868</text:p>
          </table:table-cell>
          <table:table-cell table:formula="of:=LN([.F14])" office:value-type="float" office:value="2.02294526152217" calcext:value-type="float">
            <text:p>2.022945261522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15])" office:value-type="float" office:value="7.78997014931868" calcext:value-type="float">
            <text:p>7.78997014931868</text:p>
          </table:table-cell>
          <table:table-cell table:formula="of:=LN([.F15])" office:value-type="float" office:value="2.18910638043352" calcext:value-type="float">
            <text:p>2.1891063804335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LN([.E16])" office:value-type="string" office:string-value="" calcext:value-type="error">
            <text:p>Ошибка:50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N([.E17])" office:value-type="string" office:string-value="" calcext:value-type="error">
            <text:p>Ошибка:50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N([.E18])" office:value-type="string" office:string-value="" calcext:value-type="error">
            <text:p>Ошибка:50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N([.E19])" office:value-type="float" office:value="1.98433502663233" calcext:value-type="float">
            <text:p>1.9843350266323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N([.E20])" office:value-type="float" office:value="1.99422677849937" calcext:value-type="float">
            <text:p>1.9942267784993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N([.E21])" office:value-type="float" office:value="2.00336388010684" calcext:value-type="float">
            <text:p>2.0033638801068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N([.E22])" office:value-type="float" office:value="2.01184848426621" calcext:value-type="float">
            <text:p>2.0118484842662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N([.E23])" office:value-type="float" office:value="2.01976363078125" calcext:value-type="float">
            <text:p>2.019763630781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6:46:41.964000000</meta:creation-date>
    <dc:date>2020-12-06T01:45:01.754000000</dc:date>
    <meta:editing-duration>PT16M5S</meta:editing-duration>
    <meta:editing-cycles>1</meta:editing-cycles>
    <meta:document-statistic meta:table-count="1" meta:cell-count="119" meta:object-count="0"/>
    <meta:generator>LibreOffice/5.3.3.2$Windows_x86 LibreOffice_project/3d9a8b4b4e538a85e0782bd6c2d430bafe583448</meta:generator>
  </office:meta>
</office:document-meta>
</file>